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26in" style:rel-column-width="10917*"/>
    </style:style>
    <style:style style:name="Table1.B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4in" style:rel-column-width="10930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0c61c" officeooo:paragraph-rsid="001bf31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d171c" officeooo:paragraph-rsid="003d171c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d171c" officeooo:paragraph-rsid="003f153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137ec" officeooo:paragraph-rsid="004137e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906df" officeooo:paragraph-rsid="003f153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0f901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0f901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bf317" officeooo:paragraph-rsid="001bf317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3d171c"/>
    </style:style>
    <style:style style:name="P13" style:family="paragraph" style:parent-style-name="Standard">
      <style:paragraph-properties fo:text-align="start" style:justify-single-word="false"/>
      <style:text-properties officeooo:paragraph-rsid="0040f901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2a2a25" officeooo:paragraph-rsid="002a2a25"/>
    </style:style>
    <style:style style:name="P15" style:family="paragraph" style:parent-style-name="Standard" style:list-style-name="L3">
      <style:paragraph-properties fo:text-align="start" style:justify-single-word="false"/>
      <style:text-properties officeooo:rsid="002a2a25" officeooo:paragraph-rsid="003d171c"/>
    </style:style>
    <style:style style:name="P16" style:family="paragraph" style:parent-style-name="Standard" style:list-style-name="L5">
      <style:paragraph-properties fo:text-align="start" style:justify-single-word="false"/>
      <style:text-properties officeooo:rsid="002a2a25" officeooo:paragraph-rsid="003f153d"/>
    </style:style>
    <style:style style:name="P17" style:family="paragraph" style:parent-style-name="Standard" style:list-style-name="L5">
      <style:paragraph-properties fo:text-align="start" style:justify-single-word="false"/>
      <style:text-properties officeooo:rsid="002a2a25" officeooo:paragraph-rsid="004137ec"/>
    </style:style>
    <style:style style:name="P18" style:family="paragraph" style:parent-style-name="Standard" style:list-style-name="L2">
      <style:paragraph-properties fo:text-align="start" style:justify-single-word="false"/>
      <style:text-properties officeooo:rsid="003caa56" officeooo:paragraph-rsid="003caa56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caa56" officeooo:paragraph-rsid="003caa56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2a2a25" officeooo:paragraph-rsid="002a2a25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da807" officeooo:paragraph-rsid="003d171c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da807" officeooo:paragraph-rsid="003d171c" style:font-size-asian="12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d171c" officeooo:paragraph-rsid="003d171c" style:font-size-asian="12pt" style:font-weight-asian="normal" style:font-size-complex="12pt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3d171c" officeooo:paragraph-rsid="003f153d" style:font-size-asian="12pt" style:font-weight-asian="normal" style:font-size-complex="12pt" style:font-weight-complex="normal"/>
    </style:style>
    <style:style style:name="P25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4137ec" officeooo:paragraph-rsid="004137ec" style:font-size-asian="12pt" style:font-weight-asian="normal" style:font-size-complex="12pt" style:font-weight-complex="normal"/>
    </style:style>
    <style:style style:name="P26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4137ec" officeooo:paragraph-rsid="004137ec" style:font-size-asian="12pt" style:font-weight-asian="normal" style:font-size-complex="12pt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style:font-name="DejaVu Sans Condensed" fo:font-size="12pt" officeooo:rsid="004137ec" officeooo:paragraph-rsid="004137ec" style:font-size-asian="12pt" style:font-size-complex="12pt"/>
    </style:style>
    <style:style style:name="P28" style:family="paragraph" style:parent-style-name="Standard" style:list-style-name="L2">
      <style:paragraph-properties fo:text-align="start" style:justify-single-word="false"/>
      <style:text-properties officeooo:paragraph-rsid="002b48f9"/>
    </style:style>
    <style:style style:name="P29" style:family="paragraph" style:parent-style-name="Standard" style:list-style-name="L3">
      <style:paragraph-properties fo:text-align="start" style:justify-single-word="false"/>
      <style:text-properties officeooo:paragraph-rsid="003d171c"/>
    </style:style>
    <style:style style:name="P30" style:family="paragraph" style:parent-style-name="Standard" style:list-style-name="L6">
      <style:paragraph-properties fo:text-align="start" style:justify-single-word="false"/>
      <style:text-properties officeooo:paragraph-rsid="004137ec"/>
    </style:style>
    <style:style style:name="P31" style:family="paragraph" style:parent-style-name="Standard" style:list-style-name="L5">
      <style:paragraph-properties fo:text-align="start" style:justify-single-word="false"/>
      <style:text-properties officeooo:paragraph-rsid="004137ec"/>
    </style:style>
    <style:style style:name="P32" style:family="paragraph" style:parent-style-name="Standard" style:list-style-name="L3">
      <style:paragraph-properties fo:text-align="start" style:justify-single-word="false"/>
      <style:text-properties officeooo:rsid="003da807" officeooo:paragraph-rsid="003d171c"/>
    </style:style>
    <style:style style:name="P33" style:family="paragraph" style:parent-style-name="Standard" style:list-style-name="L4">
      <style:paragraph-properties fo:text-align="start" style:justify-single-word="false"/>
      <style:text-properties officeooo:rsid="003da807" officeooo:paragraph-rsid="003d171c"/>
    </style:style>
    <style:style style:name="P34" style:family="paragraph" style:parent-style-name="Standard" style:list-style-name="L3">
      <style:paragraph-properties fo:text-align="start" style:justify-single-word="false"/>
      <style:text-properties officeooo:rsid="003d171c" officeooo:paragraph-rsid="003d171c"/>
    </style:style>
    <style:style style:name="P35" style:family="paragraph" style:parent-style-name="Standard" style:list-style-name="L8">
      <style:paragraph-properties fo:text-align="start" style:justify-single-word="false"/>
      <style:text-properties officeooo:rsid="004137ec" officeooo:paragraph-rsid="004137ec"/>
    </style:style>
    <style:style style:name="P36" style:family="paragraph" style:parent-style-name="Standard" style:list-style-name="L5">
      <style:paragraph-properties fo:text-align="start" style:justify-single-word="false"/>
      <style:text-properties officeooo:rsid="004137ec" officeooo:paragraph-rsid="004137ec"/>
    </style:style>
    <style:style style:name="P37" style:family="paragraph" style:parent-style-name="Standard" style:list-style-name="L8">
      <style:paragraph-properties fo:text-align="start" style:justify-single-word="false"/>
      <style:text-properties fo:color="#c9211e" loext:opacity="100%" style:font-name="DejaVu Sans Condensed" fo:font-size="12pt" officeooo:rsid="0041a69f" officeooo:paragraph-rsid="0041a69f" style:font-size-asian="12pt" style:font-size-complex="12pt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2a2a25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2b48f9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3906df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3b5c58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3caa56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3d171c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4137ec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2326e6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b48f9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3680d3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3906df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2a2a25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39d19e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3b5c58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3da807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3d171c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3f3a5f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4137ec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438390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style:font-size-asian="12pt" style:font-size-complex="12pt"/>
    </style:style>
    <style:style style:name="T25" style:family="text">
      <style:text-properties style:font-name="DejaVu Sans Condensed" fo:font-size="12pt" officeooo:rsid="0019eb27" style:font-size-asian="12pt" style:font-size-complex="12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35db3e"/>
    </style:style>
    <style:style style:name="T28" style:family="text">
      <style:text-properties officeooo:rsid="004137e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9">1<text:span text:style-name="T27">xx</text:span> - Controls</text:p>
          </table:table-cell>
          <table:table-cell table:style-name="Table1.B1" office:value-type="string">
            <text:p text:style-name="P10">2xx - Ground</text:p>
          </table:table-cell>
          <table:table-cell table:style-name="Table1.C1" office:value-type="string">
            <text:p text:style-name="P10">3xx - Flight</text:p>
          </table:table-cell>
          <table:table-cell table:style-name="Table1.D1" office:value-type="string">
            <text:p text:style-name="P10">4xx - A2A</text:p>
          </table:table-cell>
          <table:table-cell table:style-name="Table1.E1" office:value-type="string">
            <text:p text:style-name="P10">5xx - A2G</text:p>
          </table:table-cell>
          <table:table-cell table:style-name="Table1.F1" office:value-type="string">
            <text:p text:style-name="P10">6xx - Misc</text:p>
          </table:table-cell>
        </table:table-row>
      </table:table>
      <text:p text:style-name="P13"><text:span text:style-name="T14">5</text:span><text:span text:style-name="T17">0</text:span><text:span text:style-name="T23">4</text:span><text:span text:style-name="T12"> - </text:span><text:span text:style-name="T10">A/G </text:span><text:span text:style-name="T11">- </text:span><text:span text:style-name="T15">LGBs, JDAM/JSOW</text:span></text:p>
      <text:p text:style-name="P7"/>
      <text:p text:style-name="P1"><text:span text:style-name="T26">Master Arm</text:span> ... <text:span text:style-name="T26">ON</text:span></text:p>
      <text:p text:style-name="P1"><text:span text:style-name="T26">Master Mode</text:span> ... <text:span text:style-name="T26">A/G</text:span></text:p>
      <text:p text:style-name="P2"/>
      <text:p text:style-name="P11"><text:span text:style-name="T25">L</text:span><text:span text:style-name="T24">GBs with TPOD</text:span></text:p>
      <text:list xml:id="list535838950" text:style-name="L1">
        <text:list-item>
          <text:p text:style-name="P14"><text:span text:style-name="T1">Select bombs in </text:span><text:span text:style-name="T9">SMS</text:span><text:span text:style-name="T1"> page.</text:span></text:p>
        </text:list-item>
        <text:list-item>
          <text:p text:style-name="P14"><text:span text:style-name="T1">Select </text:span><text:span text:style-name="T9">CCRP</text:span><text:span text:style-name="T1"> release mode (</text:span><text:span text:style-name="T9">Flip-down Trigger</text:span><text:span text:style-name="T1"> to cycle, or press OSB at top of SMS page).</text:span></text:p>
        </text:list-item>
        <text:list-item>
          <text:p text:style-name="P14"><text:span text:style-name="T9">Use TPOD to designate target</text:span><text:span text:style-name="T1">. <text:s/>No specific type of track is necessary, laser will fire wherever the crosshairs are.</text:span></text:p>
        </text:list-item>
      </text:list>
      <text:list text:style-name="L2">
        <text:list-item>
          <text:list>
            <text:list-item>
              <text:p text:style-name="P18"><text:span text:style-name="T3">B</text:span><text:span text:style-name="T1">omb laser code is set on the ground, engine off, see first kneeboard page for keyboard keys.</text:span></text:p>
            </text:list-item>
            <text:list-item>
              <text:p text:style-name="P19">Default is 1688.</text:p>
            </text:list-item>
            <text:list-item>
              <text:p text:style-name="P28"><text:span text:style-name="T6">Set TPOD to same </text:span><text:span text:style-name="T3">laser code: On UFC, press </text:span><text:span text:style-name="T13">LIST</text:span><text:span text:style-name="T3"> button at top, then </text:span><text:span text:style-name="T13">0</text:span><text:span text:style-name="T3"> for MISC, then </text:span><text:span text:style-name="T13">5</text:span><text:span text:style-name="T3"> for LASR, </text:span><text:span text:style-name="T5">select </text:span><text:span text:style-name="T18">TGP CODE</text:span><text:span text:style-name="T5"> field, </text:span><text:span text:style-name="T3">enter the code, press </text:span><text:span text:style-name="T13">ENTR</text:span><text:span text:style-name="T3">, then </text:span><text:span text:style-name="T13">RTN</text:span><text:span text:style-name="T3">.</text:span></text:p>
            </text:list-item>
          </text:list>
        </text:list-item>
      </text:list>
      <text:list xml:id="list195130857465797" text:continue-list="list535838950" text:style-name="L1">
        <text:list-item>
          <text:p text:style-name="P14"><text:span text:style-name="T1">Follow bomb fall line on HUD as with normal CCRP bombing, and hold </text:span><text:span text:style-name="T9">Red Button</text:span><text:span text:style-name="T1"> when the release cue line appears, until bomb drops.</text:span></text:p>
        </text:list-item>
        <text:list-item>
          <text:p text:style-name="P20">After bomb is released, HUD will show time until impact at bottom right.</text:p>
        </text:list-item>
        <text:list-item>
          <text:p text:style-name="P14"><text:span text:style-name="T9">Lasing must be done manually with Trigger 1st stage</text:span><text:span text:style-name="T1">. <text:s/>Start lasing about </text:span><text:span text:style-name="T9">10 seconds</text:span><text:span text:style-name="T1"> before impact and continue until bomb hits.</text:span></text:p>
        </text:list-item>
      </text:list>
      <text:p text:style-name="P3"/>
      <text:p text:style-name="P12"><text:span text:style-name="T19">GBU-24 Paveway III</text:span><text:span text:style-name="T10"> with TPOD</text:span><text:span text:style-name="T20"> -- WIP</text:span></text:p>
      <text:list xml:id="list2323628903" text:style-name="L3">
        <text:list-item>
          <text:p text:style-name="P15"><text:span text:style-name="T1">Select bombs in </text:span><text:span text:style-name="T9">SMS</text:span><text:span text:style-name="T1"> page.</text:span></text:p>
        </text:list-item>
        <text:list-item>
          <text:p text:style-name="P32"><text:span text:style-name="T1">Select </text:span><text:span text:style-name="T9">PRE</text:span><text:span text:style-name="T1"> release mode (T2 OSB).</text:span></text:p>
        </text:list-item>
        <text:list-item>
          <text:p text:style-name="P21">Set up bomb options:</text:p>
        </text:list-item>
      </text:list>
      <text:list text:style-name="L4">
        <text:list-item>
          <text:list>
            <text:list-item>
              <text:p text:style-name="P33"><text:span text:style-name="T1">R3 OSB -- SGL (Single) or PAIR. <text:s/>If PAIR, use R5 OSB to set spacing in feet</text:span><text:span text:style-name="T7">??</text:span></text:p>
            </text:list-item>
            <text:list-item>
              <text:p text:style-name="P22">L3 OSB -- Fuzing: NOSE, TAIL, or NSTL</text:p>
            </text:list-item>
            <text:list-item>
              <text:p text:style-name="P22">L4 OSB -- AD/BA (Arming Delay): Press to cycle arming delay after drop.</text:p>
            </text:list-item>
            <text:list-item>
              <text:p text:style-name="P33"><text:span text:style-name="T1">T5 OSB -- CNTL page</text:span><text:span text:style-name="T7">:</text:span></text:p>
              <text:list>
                <text:list-item>
                  <text:p text:style-name="P22">Shows current Time of Flight based on current alt/speed.</text:p>
                </text:list-item>
                <text:list-item>
                  <text:p text:style-name="P33"><text:span text:style-name="T1">CUE RNG is the small circle in the DLZ bars</text:span><text:span text:style-name="T7">. <text:s/>Does not affect actual drop range, only there as a cue or reminder for the pilot for planning purposes.</text:span></text:p>
                </text:list-item>
                <text:list-item>
                  <text:p text:style-name="P22">REL ANG is release angle, set to 0 deg for level drop.</text:p>
                </text:list-item>
              </text:list>
            </text:list-item>
          </text:list>
        </text:list-item>
      </text:list>
      <text:list xml:id="list195131877996434" text:continue-list="list2323628903" text:style-name="L3">
        <text:list-item>
          <text:list>
            <text:list-item>
              <text:p text:style-name="P34"><text:span text:style-name="T9">Recommended options: SGL</text:span><text:span text:style-name="T1"> (single), </text:span><text:span text:style-name="T9">NSTL</text:span><text:span text:style-name="T1"> (unless delay is needed), </text:span><text:span text:style-name="T9">AD/BA = 0s</text:span><text:span text:style-name="T1">, </text:span><text:span text:style-name="T9">CUE RNG</text:span><text:span text:style-name="T1"> doesn't matter, </text:span><text:span text:style-name="T9">REL ANG = 0</text:span><text:span text:style-name="T1">.</text:span></text:p>
            </text:list-item>
          </text:list>
        </text:list-item>
        <text:list-item>
          <text:p text:style-name="P23">Drop whenever you're in the DLZ; short horizontal line will come down the Bomb Fall Line and sit on the velocity vector when you're in range and can drop.</text:p>
        </text:list-item>
        <text:list-item>
          <text:p text:style-name="P29"><text:span text:style-name="T16">Lasing must be done manually with Trigger 1st stage</text:span><text:span text:style-name="T20">.</text:span><text:span text:style-name="T7"> <text:s/>Lase during the entire fall until it hits.</text:span></text:p>
        </text:list-item>
      </text:list>
      <text:p text:style-name="P4"/>
      <text:p text:style-name="P8">JDAM<text:span text:style-name="T28">/J</text:span>SOW -- WIP</text:p>
      <text:list xml:id="list495091281" text:style-name="L5">
        <text:list-item>
          <text:p text:style-name="P16"><text:span text:style-name="T4">S</text:span><text:span text:style-name="T1">elect bombs in </text:span><text:span text:style-name="T9">SMS</text:span><text:span text:style-name="T1"> page, </text:span><text:span text:style-name="T4">press </text:span><text:span text:style-name="T15">PWR OFF</text:span><text:span text:style-name="T4"> OSB to change to </text:span><text:span text:style-name="T15">PWR ON</text:span><text:span text:style-name="T4"> and wait for alignment.</text:span></text:p>
        </text:list-item>
      </text:list>
      <text:list text:style-name="L6">
        <text:list-item>
          <text:list>
            <text:list-item>
              <text:p text:style-name="P30"><text:span text:style-name="T4">A</text:span><text:span text:style-name="T8">lignment progresses from A10, A09, A08... to RDY when complete.</text:span></text:p>
            </text:list-item>
          </text:list>
        </text:list-item>
      </text:list>
      <text:list xml:id="list195132124543132" text:continue-list="list495091281" text:style-name="L5">
        <text:list-item>
          <text:p text:style-name="P25">Select targeting mode: VIS or PRE</text:p>
        </text:list-item>
      </text:list>
      <text:list text:style-name="L7">
        <text:list-item>
          <text:list>
            <text:list-item>
              <text:p text:style-name="P26">VIS (Visual) mode uses HUD to designate target visually.</text:p>
            </text:list-item>
            <text:list-item>
              <text:p text:style-name="P26">PRE (Pre-planned) mode uses Steerpoint or TPOD target.</text:p>
            </text:list-item>
          </text:list>
        </text:list-item>
      </text:list>
      <text:list xml:id="list195130627173914" text:continue-list="list195132124543132" text:style-name="L5">
        <text:list-item>
          <text:p text:style-name="P27">Press CNTL OSB to set bomb options:</text:p>
        </text:list-item>
      </text:list>
      <text:list text:style-name="L8">
        <text:list-item>
          <text:list>
            <text:list-item>
              <text:p text:style-name="P35"><text:span text:style-name="T9">PROF n</text:span><text:span text:style-name="T1"> ... </text:span><text:span text:style-name="T24">Profiles to store sets of options, cycles through 4 profiles.</text:span></text:p>
            </text:list-item>
            <text:list-item>
              <text:p text:style-name="P35"><text:span text:style-name="T9">AD</text:span><text:span text:style-name="T1"> ... </text:span><text:span text:style-name="T24">Arming Delay. <text:s/>Sets the delay between release and weapon arming.</text:span></text:p>
            </text:list-item>
            <text:list-item>
              <text:p text:style-name="P35"><text:span text:style-name="T9">AIR</text:span><text:span text:style-name="T24">/</text:span><text:span text:style-name="T9">GND</text:span><text:span text:style-name="T24">/</text:span><text:span text:style-name="T9">GND DLY</text:span><text:span text:style-name="T1"> ... Sets</text:span><text:span text:style-name="T24"> fuzing for airburst, impact (instant), or delay. <text:s/>If GND DLY is used, additional </text:span><text:span text:style-name="T9">FD</text:span><text:span text:style-name="T24"> option will appear for Fuzing Delay, the time delay after impact to detonation.</text:span></text:p>
              <text:list>
                <text:list-item>
                  <text:p text:style-name="P37">IMPORTANT: As of 2023-02-26, only AIR can be selected. <text:s/>This is a bug/WIP.</text:p>
                </text:list-item>
              </text:list>
            </text:list-item>
            <text:list-item>
              <text:p text:style-name="P35"><text:span text:style-name="T9">IMP ANG</text:span><text:span text:style-name="T1"> ... Impact</text:span><text:span text:style-name="T24"> Angle, up to 90 deg. <text:s/>High angle may be useful for targets in trees or between buildings.</text:span></text:p>
            </text:list-item>
            <text:list-item>
              <text:p text:style-name="P35"><text:span text:style-name="T9">IMP AZ</text:span><text:span text:style-name="T1"> ... </text:span><text:span text:style-name="T24">Impact Azimuth (heading). <text:s/>Bomb will attempt to be flying this heading on impact. <text:s/>0 for no specific heading, 360 for due north heading.</text:span></text:p>
            </text:list-item>
            <text:list-item>
              <text:p text:style-name="P35"><text:span text:style-name="T9">IMP VEL</text:span><text:span text:style-name="T1"> ... </text:span><text:span text:style-name="T24">Impact Velocity. <text:s/>Bomb will attempt to be going this speed (ft/s) at impact.</text:span></text:p>
            </text:list-item>
          </text:list>
        </text:list-item>
      </text:list>
      <text:list xml:id="list195132127409906" text:continue-list="list195130627173914" text:style-name="L5">
        <text:list-item>
          <text:p text:style-name="P31"><text:span text:style-name="T22">Designate a SPI </text:span><text:span text:style-name="T15">(Sensor Point of Interest aka ground target)</text:span><text:span text:style-name="T8"> either visually through the HUD (VIS mode) or with TPOD, A2G radar, or other means (PRE mode)</text:span><text:span text:style-name="T2">. <text:s/></text:span><text:span text:style-name="T8">If using TPOD, n</text:span><text:span text:style-name="T2">o specific type of track </text:span><text:span text:style-name="T4">(area vs point)</text:span><text:span text:style-name="T2"> is necessary. <text:s/></text:span><text:span text:style-name="T4">Any other method of generating a SPI can also be used.</text:span></text:p>
        </text:list-item>
        <text:list-item>
          <text:p text:style-name="P17"><text:span text:style-name="T1">Follow bomb fall line on HUD as with normal CCRP bombing. <text:s/></text:span><text:span text:style-name="T4">Launch zone symbology is shown on right side of HUD</text:span><text:span text:style-name="T8">:</text:span></text:p>
          <text:list>
            <text:list-item>
              <text:p text:style-name="P36"><text:span text:style-name="T7">N</text:span><text:span text:style-name="T1">umber at top shows range scale in nmi.</text:span></text:p>
            </text:list-item>
            <text:list-item>
              <text:p text:style-name="P25">Caret is your current range.</text:p>
            </text:list-item>
            <text:list-item>
              <text:p text:style-name="P25">Bracket shows min and max range.</text:p>
            </text:list-item>
          </text:list>
        </text:list-item>
        <text:list-item>
          <text:p text:style-name="P36"><text:span text:style-name="T1">Press </text:span><text:span text:style-name="T9">Red Button</text:span><text:span text:style-name="T1"> to drop whenever the current range caret is inside the range bracket.</text:span></text:p>
        </text:list-item>
        <text:list-item>
          <text:p text:style-name="P24">After bomb is released, HUD will show time until impact at bottom right.</text:p>
        </text:list-item>
      </text:list>
      <text:p text:style-name="P5"/>
      <text:p text:style-name="P6">CBU-103 (CBU-87 with WCMD) and CBU-108 (CBU-97 with WCMD)</text:p>
      <text:p text:style-name="P6">Same as JDAM/JSOW, but shorter range. 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01T19:51:30.121000000</dc:date>
    <meta:editing-duration>PT6H53M48S</meta:editing-duration>
    <meta:editing-cycles>51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56" meta:word-count="735" meta:character-count="3810" meta:non-whitespace-character-count="3156"/>
  </office:meta>
</office:document-meta>
</file>